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f5e1" officeooo:paragraph-rsid="0007f5e1"/>
    </style:style>
    <style:style style:name="T1" style:family="text">
      <style:text-properties officeooo:rsid="0006ab68"/>
    </style:style>
    <style:style style:name="T2" style:family="text">
      <style:text-properties officeooo:rsid="0007f5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日志管理</text:p>
      <text:p text:style-name="Standard"/>
      <text:p text:style-name="Standard">文件锁</text:p>
      <text:p text:style-name="Standard">批次号文件, 用于记录断点. 批次号为作业运行日期和时间: %<text:span text:style-name="T2">Y%m%d_%H%M%S, 例如 20150801_123411.</text:span></text:p>
      <text:p text:style-name="Standard">批次号关系文件, 位于 <text:span text:style-name="T2">$TASKPATH/log/$批次号/relation*</text:span></text:p>
      <text:p text:style-name="Standard">运行标识文件: running.flag</text:p>
      <text:p text:style-name="Standard">错误日志文件: run.err</text:p>
      <text:p text:style-name="Standard">中断日志文件: halt.flag</text:p>
      <text:p text:style-name="P1">$schedulefile</text:p>
      <text:p text:style-name="P1">调度日志文件, 位于每个批次号命名的文件路径下, schedule.log, 用来记录作业执行情况</text:p>
      <text:p text:style-name="Standard">进程日志: <text:span text:style-name="T2">$LOGPATH/$batchno/joblst.pid</text:span></text:p>
      <text:p text:style-name="Standard"/>
      <text:p text:style-name="Standard">文件锁:</text:p>
      <text:p text:style-name="Standard"/>
      <text:p text:style-name="Standard">lockfile=$<text:span text:style-name="T1">TASKPATH/log/lock.lck</text:span></text:p>
      <text:p text:style-name="Standard"/>
      <text:p text:style-name="Standard">加锁:</text:p>
      <text:p text:style-name="Standard"/>
      <text:p text:style-name="Standard">echo “lock” &gt;&gt; lock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7:07:28.860249433</meta:creation-date>
    <dc:date>2017-09-07T17:20:10.252608550</dc:date>
    <meta:editing-duration>PT12M39S</meta:editing-duration>
    <meta:editing-cycles>4</meta:editing-cycles>
    <meta:generator>LibreOffice/5.0.6.2$Linux_X86_64 LibreOffice_project/00$Build-2</meta:generator>
    <meta:document-statistic meta:table-count="0" meta:image-count="0" meta:object-count="0" meta:page-count="1" meta:paragraph-count="14" meta:word-count="130" meta:character-count="320" meta:non-whitespace-character-count="303"/>
  </office:meta>
</office:document-meta>
</file>